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4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.39609283108304E-019" calcext:value-type="float">
            <text:p>-2.39609283108304E-019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.39609283108304E-019" calcext:value-type="float">
            <text:p>2.40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3866777419649E-018" calcext:value-type="float">
            <text:p>-2.33866777419649E-01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3866777419649E-018" calcext:value-type="float">
            <text:p>2.3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39609283108304E-019" calcext:value-type="float">
            <text:p>-2.39609283108304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39609283108304E-019" calcext:value-type="float">
            <text:p>2.39609283108304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33866777419649E-018" calcext:value-type="float">
            <text:p>-2.33866777419649E-01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33866777419649E-018" calcext:value-type="float">
            <text:p>2.33866777419649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.39609283108304E-019" calcext:value-type="float">
            <text:p>-2.39609283108304E-019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.39609283108304E-019" calcext:value-type="float">
            <text:p>2.40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3866777419649E-018" calcext:value-type="float">
            <text:p>-2.33866777419649E-01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3866777419649E-018" calcext:value-type="float">
            <text:p>2.3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.39609283108304E-019" calcext:value-type="float">
            <text:p>-2.39609283108304E-019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.39609283108304E-019" calcext:value-type="float">
            <text:p>2.40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3866777419649E-018" calcext:value-type="float">
            <text:p>-2.33866777419649E-01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3866777419649E-018" calcext:value-type="float">
            <text:p>2.34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78001899" calcext:value-type="float">
            <text:p>2462.87978001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7800189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78001899" calcext:value-type="float">
            <text:p>2462.87978001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7800189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1935666657914" calcext:value-type="float">
            <text:p>-4.01935666657914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401935666657914" calcext:value-type="float">
            <text:p>4.0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46343992" calcext:value-type="float">
            <text:p>1.859834634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4634399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46343992" calcext:value-type="float">
            <text:p>1.859834634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4634399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7567777182945E-015" calcext:value-type="float">
            <text:p>-1.17567777182945E-01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1.17567777182945E-015" calcext:value-type="float">
            <text:p>1.1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78001899" calcext:value-type="float">
            <text:p>2462.879780019</text:p>
          </table:table-cell>
          <table:table-cell/>
          <table:table-cell table:style-name="ce3" office:value-type="float" office:value="1.00000002809359" calcext:value-type="float">
            <text:p>1.0000000281</text:p>
          </table:table-cell>
          <table:table-cell table:style-name="ce3" office:value-type="float" office:value="0.0000691911309331772" calcext:value-type="float">
            <text:p>6.91911309331772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78001899" calcext:value-type="float">
            <text:p>2462.879780019</text:p>
          </table:table-cell>
          <table:table-cell/>
          <table:table-cell table:style-name="ce3" office:value-type="float" office:value="1.00000002809359" calcext:value-type="float">
            <text:p>1.0000000281</text:p>
          </table:table-cell>
          <table:table-cell table:style-name="ce3" office:value-type="float" office:value="0.0000691911309331772" calcext:value-type="float">
            <text:p>6.9191130933177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401935666657914" calcext:value-type="float">
            <text:p>-4.01935666657914E-01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00401935666657914" calcext:value-type="float">
            <text:p>4.019356666579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46343992" calcext:value-type="float">
            <text:p>1.8598346344</text:p>
          </table:table-cell>
          <table:table-cell/>
          <table:table-cell table:style-name="ce3" office:value-type="float" office:value="0.999999390259567" calcext:value-type="float">
            <text:p>0.9999993903</text:p>
          </table:table-cell>
          <table:table-cell table:style-name="ce3" office:value-type="float" office:value="-0.0000011340163745821" calcext:value-type="float">
            <text:p>-0.0000011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46343992" calcext:value-type="float">
            <text:p>1.8598346344</text:p>
          </table:table-cell>
          <table:table-cell/>
          <table:table-cell table:style-name="ce3" office:value-type="float" office:value="0.999999390259567" calcext:value-type="float">
            <text:p>0.9999993903</text:p>
          </table:table-cell>
          <table:table-cell table:style-name="ce3" office:value-type="float" office:value="-0.00000113401637502619" calcext:value-type="float">
            <text:p>-0.0000011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7567777182945E-015" calcext:value-type="float">
            <text:p>-1.17567777182945E-01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17567777182945E-015" calcext:value-type="float">
            <text:p>1.1756777718294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78001899" calcext:value-type="float">
            <text:p>2462.87978001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7800189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78001899" calcext:value-type="float">
            <text:p>2462.87978001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7800189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1935666657914" calcext:value-type="float">
            <text:p>-4.01935666657914E-01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000401935666657914" calcext:value-type="float">
            <text:p>4.0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46343992" calcext:value-type="float">
            <text:p>1.859834634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4634399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46343992" calcext:value-type="float">
            <text:p>1.859834634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4634399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7567777182945E-015" calcext:value-type="float">
            <text:p>-1.17567777182945E-01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1.17567777182945E-015" calcext:value-type="float">
            <text:p>1.1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78001899" calcext:value-type="float">
            <text:p>2462.87978001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7800189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78001899" calcext:value-type="float">
            <text:p>2462.87978001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7800189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1935666657914" calcext:value-type="float">
            <text:p>-4.01935666657914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401935666657914" calcext:value-type="float">
            <text:p>4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46343992" calcext:value-type="float">
            <text:p>1.859834634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4634399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46343992" calcext:value-type="float">
            <text:p>1.859834634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4634399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7567777182945E-015" calcext:value-type="float">
            <text:p>-1.17567777182945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17567777182945E-015" calcext:value-type="float">
            <text:p>1.18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7259" calcext:value-type="float">
            <text:p>2462.879849172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7259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7259" calcext:value-type="float">
            <text:p>2462.879849172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17259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5422882652482" calcext:value-type="float">
            <text:p>-4.05422882652482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405422882652482" calcext:value-type="float">
            <text:p>4.05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108265" calcext:value-type="float">
            <text:p>1.859833501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108265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108265" calcext:value-type="float">
            <text:p>1.859833501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108265" calcext:value-type="float">
            <text:p>-1.86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23486293691682E-015" calcext:value-type="float">
            <text:p>-1.23486293691682E-01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1.23486293691682E-015" calcext:value-type="float">
            <text:p>1.23E-01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7259" calcext:value-type="float">
            <text:p>2462.8798491726</text:p>
          </table:table-cell>
          <table:table-cell/>
          <table:table-cell table:style-name="ce3" office:value-type="float" office:value="1.00000000001543" calcext:value-type="float">
            <text:p>1</text:p>
          </table:table-cell>
          <table:table-cell table:style-name="ce3" office:value-type="float" office:value="0.0000000379950506612659" calcext:value-type="float">
            <text:p>0.00000003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7259" calcext:value-type="float">
            <text:p>2462.8798491726</text:p>
          </table:table-cell>
          <table:table-cell/>
          <table:table-cell table:style-name="ce3" office:value-type="float" office:value="1.00000000001543" calcext:value-type="float">
            <text:p>1</text:p>
          </table:table-cell>
          <table:table-cell table:style-name="ce3" office:value-type="float" office:value="0.0000000379950506612659" calcext:value-type="float">
            <text:p>0.00000003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19528" calcext:value-type="float">
            <text:p>3483.0380851953</text:p>
          </table:table-cell>
          <table:table-cell/>
          <table:table-cell table:formula="of:=[.T22]/[.V22]" office:value-type="float" office:value="1.00000000001543" calcext:value-type="float">
            <text:p>1</text:p>
          </table:table-cell>
          <table:table-cell table:formula="of:=[.T22]-[.V22]" office:value-type="float" office:value="0.000000053739313443657" calcext:value-type="float">
            <text:p>5.3739313443657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405422882652482" calcext:value-type="float">
            <text:p>-4.05422882652482E-01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00405422882652482" calcext:value-type="float">
            <text:p>4.0542288265248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108265" calcext:value-type="float">
            <text:p>1.8598335011</text:p>
          </table:table-cell>
          <table:table-cell/>
          <table:table-cell table:style-name="ce3" office:value-type="float" office:value="0.999999999665202" calcext:value-type="float">
            <text:p>0.9999999997</text:p>
          </table:table-cell>
          <table:table-cell table:style-name="ce3" office:value-type="float" office:value="-0.000000000622667917227204" calcext:value-type="float">
            <text:p>-6.22667917227204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108265" calcext:value-type="float">
            <text:p>1.8598335011</text:p>
          </table:table-cell>
          <table:table-cell/>
          <table:table-cell table:style-name="ce3" office:value-type="float" office:value="0.999999999665202" calcext:value-type="float">
            <text:p>0.9999999997</text:p>
          </table:table-cell>
          <table:table-cell table:style-name="ce3" office:value-type="float" office:value="-0.000000000622668361316414" calcext:value-type="float">
            <text:p>-6.2266836131641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98692" calcext:value-type="float">
            <text:p>2.630201761</text:p>
          </table:table-cell>
          <table:table-cell/>
          <table:table-cell table:formula="of:=[.T25]/[.V25]" office:value-type="float" office:value="0.999999999665201" calcext:value-type="float">
            <text:p>0.9999999997</text:p>
          </table:table-cell>
          <table:table-cell table:formula="of:=[.T25]-[.V25]" office:value-type="float" office:value="-0.000000000880588491014578" calcext:value-type="float">
            <text:p>-8.80588491014578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23486293691682E-015" calcext:value-type="float">
            <text:p>-1.23486293691682E-01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23486293691682E-015" calcext:value-type="float">
            <text:p>1.2348629369168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21" calcext:value-type="float">
            <text:p>2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7259" calcext:value-type="float">
            <text:p>2462.879849172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17259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7259" calcext:value-type="float">
            <text:p>2462.879849172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17259" calcext:value-type="float">
            <text:p>-2.46E+003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5422882652482" calcext:value-type="float">
            <text:p>-4.05422882652482E-01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000405422882652482" calcext:value-type="float">
            <text:p>4.05E-01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108265" calcext:value-type="float">
            <text:p>1.8598335011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108265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108265" calcext:value-type="float">
            <text:p>1.859833501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108265" calcext:value-type="float">
            <text:p>-1.86E+00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23486293691682E-015" calcext:value-type="float">
            <text:p>-1.23486293691682E-01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1.23486293691682E-015" calcext:value-type="float">
            <text:p>1.23E-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7259" calcext:value-type="float">
            <text:p>2462.879849172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17259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7259" calcext:value-type="float">
            <text:p>2462.879849172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17259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5422882652482" calcext:value-type="float">
            <text:p>-4.05422882652482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405422882652482" calcext:value-type="float">
            <text:p>4.05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108265" calcext:value-type="float">
            <text:p>1.859833501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108265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108265" calcext:value-type="float">
            <text:p>1.859833501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108265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23486293691682E-015" calcext:value-type="float">
            <text:p>-1.23486293691682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23486293691682E-015" calcext:value-type="float">
            <text:p>1.23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44" calcext:value-type="float">
            <text:p>2462.879849210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4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44" calcext:value-type="float">
            <text:p>2462.87984921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4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2861588436064" calcext:value-type="float">
            <text:p>-4.02861588436064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402861588436064" calcext:value-type="float">
            <text:p>4.03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241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624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241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624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574766782018E-015" calcext:value-type="float">
            <text:p>-1.1574766782018E-01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1.1574766782018E-015" calcext:value-type="float">
            <text:p>1.1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44" calcext:value-type="float">
            <text:p>2462.8798492104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147792889038101" calcext:value-type="float">
            <text:p>1.4779288903810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44" calcext:value-type="float">
            <text:p>2462.8798492104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147792889038101" calcext:value-type="float">
            <text:p>1.4779288903810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402861588436064" calcext:value-type="float">
            <text:p>-4.02861588436064E-01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00402861588436064" calcext:value-type="float">
            <text:p>4.028615884360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6241" calcext:value-type="float">
            <text:p>1.8598335005</text:p>
          </table:table-cell>
          <table:table-cell/>
          <table:table-cell table:style-name="ce3" office:value-type="float" office:value="0.999999999998694" calcext:value-type="float">
            <text:p>1</text:p>
          </table:table-cell>
          <table:table-cell table:style-name="ce3" office:value-type="float" office:value="-0.00000000000242827979946014" calcext:value-type="float">
            <text:p>-2.4282797994601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6241" calcext:value-type="float">
            <text:p>1.8598335005</text:p>
          </table:table-cell>
          <table:table-cell/>
          <table:table-cell table:style-name="ce3" office:value-type="float" office:value="0.999999999998694" calcext:value-type="float">
            <text:p>1</text:p>
          </table:table-cell>
          <table:table-cell table:style-name="ce3" office:value-type="float" office:value="-0.00000000000242827979946014" calcext:value-type="float">
            <text:p>-2.4282797994601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574766782018E-015" calcext:value-type="float">
            <text:p>-1.1574766782018E-01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1574766782018E-015" calcext:value-type="float">
            <text:p>1.157476678201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44" calcext:value-type="float">
            <text:p>2462.879849210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2104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44" calcext:value-type="float">
            <text:p>2462.879849210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104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2861588436064" calcext:value-type="float">
            <text:p>-4.02861588436064E-01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000402861588436064" calcext:value-type="float">
            <text:p>4.03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241" calcext:value-type="float">
            <text:p>1.859833500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4624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241" calcext:value-type="float">
            <text:p>1.85983350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4624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574766782018E-015" calcext:value-type="float">
            <text:p>-1.1574766782018E-01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1.1574766782018E-015" calcext:value-type="float">
            <text:p>1.1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44" calcext:value-type="float">
            <text:p>2462.879849210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44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44" calcext:value-type="float">
            <text:p>2462.879849210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44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402861588436064" calcext:value-type="float">
            <text:p>-4.02861588436064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402861588436064" calcext:value-type="float">
            <text:p>4.03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6241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624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6241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624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574766782018E-015" calcext:value-type="float">
            <text:p>-1.1574766782018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1574766782018E-015" calcext:value-type="float">
            <text:p>1.1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6:42:22.438888730</dc:date>
    <dc:creator>Stacha Petrovic</dc:creator>
    <meta:editing-duration>P31DT18H51M25S</meta:editing-duration>
    <meta:editing-cycles>821</meta:editing-cycles>
    <meta:document-statistic meta:table-count="8" meta:cell-count="2841" meta:object-count="0"/>
    <meta:user-defined meta:name="qrichtext">1</meta:user-defined>
  </office:meta>
</office:document-meta>
</file>